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Par 1 = number, Par 2 = veloc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ote Off – P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Controller – Par 1 = type, Par 2 =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3"/>
          <table:table-cell office:value-type="string" calcext:value-type="string">
            <text:p>Program Ch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Bank Ch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Bank Root Change</text:p>
          </table:table-cell>
          <table:table-cell table:number-columns-repeated="1014"/>
        </table:table-row>
        <table:table-row table:style-name="ro1" table:number-rows-repeated="10479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9:08:20.035866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23T19:57:50.106944294</dc:date>
    <meta:editing-duration>P6DT7H35M25S</meta:editing-duration>
    <meta:editing-cycles>444</meta:editing-cycles>
    <meta:generator>LibreOffice/5.2.7.2$Linux_X86_64 LibreOffice_project/20m0$Build-2</meta:generator>
    <meta:document-statistic meta:table-count="1" meta:cell-count="5393" meta:object-count="0"/>
  </office:meta>
</office:document-meta>
</file>